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da7b" officeooo:paragraph-rsid="0000da7b"/>
    </style:style>
    <style:style style:name="P2" style:family="paragraph" style:parent-style-name="Text_20_body">
      <style:text-properties officeooo:rsid="0001ed15" officeooo:paragraph-rsid="0001ed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b88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loqueio de Objetos</text:h>
      <text:p text:style-name="P1">Bloqueio de objetos são pensando em bloquear tabelas ou edição de registros em programas para impedir problemas com inconsistência em banco de dados.</text:p>
      <text:p text:style-name="P2">A transação para efetuar bloqueios é a <text:span text:style-name="T1">SE11</text:span><text:span text:style-name="T2">, </text:span><text:span text:style-name="T3">todos os objetos de bloqueio devem começar com o prefixo E 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6:39:48.064000000</meta:creation-date>
    <dc:date>2023-04-18T16:49:44.642000000</dc:date>
    <meta:editing-duration>PT9M55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3" meta:word-count="45" meta:character-count="272" meta:non-whitespace-character-count="229"/>
  </office:meta>
</office:document-meta>
</file>